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🧪 Scenario: 64-bit Python calls a 32-bit EXE to add two numbers</text:h>
      <text:section text:style-name="Sect1" text:name="nndKc4WxEgNPunrPuidj4-content-0">
        <text:p text:style-name="Text_20_body">Let’s say you have a legacy 32-bit application called <text:span text:style-name="Source_20_Text">adder32.exe</text:span> that takes two numbers as command-line arguments and prints their sum.</text:p>
        <text:h text:style-name="Heading_20_4" text:outline-level="4">✅ Step 1: Create the 32-bit executable (C or VB6, for example)</text:h>
        <text:p text:style-name="Text_20_body">This is your legacy app:</text:p>
        <text:p text:style-name="Text_20_body">c</text:p>
        <text:p text:style-name="Preformatted_20_Text"><text:span text:style-name="Source_20_Text">// adder32.c (compiled as 32-bit EXE)</text:span></text:p>
        <text:p text:style-name="Preformatted_20_Text"><text:span text:style-name="Source_20_Text">#include &lt;stdio.h&gt;</text:span></text:p>
        <text:p text:style-name="Preformatted_20_Text"><text:span text:style-name="Source_20_Text">#include &lt;stdlib.h&gt;</text:span></text:p>
        <text:p text:style-name="Preformatted_20_Text"/>
        <text:p text:style-name="Preformatted_20_Text"><text:span text:style-name="Source_20_Text">int main(int argc, char *argv[]) {</text:span></text:p>
        <text:p text:style-name="Preformatted_20_Text"><text:span text:style-name="Source_20_Text"><text:s text:c="4"/>if (argc != 3) {</text:span></text:p>
        <text:p text:style-name="Preformatted_20_Text"><text:span text:style-name="Source_20_Text"><text:s text:c="8"/>printf("Usage: adder32 &lt;num1&gt; &lt;num2&gt;\n");</text:span></text:p>
        <text:p text:style-name="Preformatted_20_Text"><text:span text:style-name="Source_20_Text"><text:s text:c="8"/>return 1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int a = atoi(argv[1]);</text:span></text:p>
        <text:p text:style-name="Preformatted_20_Text"><text:span text:style-name="Source_20_Text"><text:s text:c="4"/>int b = atoi(argv[2]);</text:span></text:p>
        <text:p text:style-name="Preformatted_20_Text"><text:span text:style-name="Source_20_Text"><text:s text:c="4"/>printf("%d\n", a + b);</text:span></text:p>
        <text:p text:style-name="Preformatted_20_Text"><text:span text:style-name="Source_20_Text"><text:s text:c="4"/>return 0;</text:span></text:p>
        <text:p text:style-name="P1"><text:span text:style-name="Source_20_Text">}</text:span></text:p>
        <text:p text:style-name="Text_20_body">Compile this with a 32-bit compiler like MinGW targeting x86.</text:p>
        <text:h text:style-name="Heading_20_4" text:outline-level="4">✅ Step 2: Call it from 64-bit Python</text:h>
        <text:p text:style-name="Text_20_body">python</text:p>
        <text:p text:style-name="Preformatted_20_Text"><text:span text:style-name="Source_20_Text">import subprocess</text:span></text:p>
        <text:p text:style-name="Preformatted_20_Text"/>
        <text:p text:style-name="Preformatted_20_Text"><text:span text:style-name="Source_20_Text"># Call the 32-bit executable with arguments</text:span></text:p>
        <text:p text:style-name="Preformatted_20_Text"><text:span text:style-name="Source_20_Text">result = subprocess.run(</text:span></text:p>
        <text:p text:style-name="Preformatted_20_Text"><text:span text:style-name="Source_20_Text"><text:s text:c="4"/>["C:\\path\\to\\adder32.exe", "5", "7"],</text:span></text:p>
        <text:p text:style-name="Preformatted_20_Text"><text:span text:style-name="Source_20_Text"><text:s text:c="4"/>capture_output=True,</text:span></text:p>
        <text:p text:style-name="Preformatted_20_Text"><text:span text:style-name="Source_20_Text"><text:s text:c="4"/>text=True</text:span></text:p>
        <text:p text:style-name="Preformatted_20_Text"><text:span text:style-name="Source_20_Text">)</text:span></text:p>
        <text:p text:style-name="Preformatted_20_Text"/>
        <text:p text:style-name="Preformatted_20_Text"><text:span text:style-name="Source_20_Text"># Read the output</text:span></text:p>
        <text:p text:style-name="Preformatted_20_Text"><text:span text:style-name="Source_20_Text">output = result.stdout.strip()</text:span></text:p>
        <text:p text:style-name="P1"><text:span text:style-name="Source_20_Text">print(f"Result from 32-bit app: {output}") <text:s/># Output: 12</text:span></text:p>
        <text:h text:style-name="Heading_20_3" text:outline-level="3">🧠 Why This Works</text:h>
        <text:list xml:id="list1226522059" text:style-name="L1">
          <text:list-item>
            <text:p text:style-name="P2"><text:span text:style-name="Source_20_Text">subprocess.run()</text:span> launches the 32-bit EXE as a separate process.</text:p>
          </text:list-item>
          <text:list-item>
            <text:p text:style-name="P2">The 64-bit Python app doesn’t care about the bitness—it just reads the output.</text:p>
          </text:list-item>
          <text:list-item>
            <text:p text:style-name="P2">You can extend this to more complex IPC using:</text:p>
            <text:list>
              <text:list-item>
                <text:p text:style-name="P2"><text:span text:style-name="Strong_20_Emphasis">Files</text:span> (write input, read output)</text:p>
              </text:list-item>
              <text:list-item>
                <text:p text:style-name="P2"><text:span text:style-name="Strong_20_Emphasis">Sockets</text:span> (for real-time communication)</text:p>
              </text:list-item>
              <text:list-item>
                <text:p text:style-name="P2"><text:span text:style-name="Strong_20_Emphasis">Named pipes</text:span> or <text:span text:style-name="Strong_20_Emphasis">MSL LoadLib</text:span> for structured data exchange</text:p>
              </text:list-item>
            </text:list>
          </text:list-item>
        </text:list>
        <text:p text:style-name="Text_20_body"><text:soft-page-break/></text:p>
      </text:section>
      <text:section text:style-name="Sect1" text:name="eCfycAtdxvuLw4Xg9hwzo-content-0">
        <text:p text:style-name="Text_20_body"><text:s/>Here's how to finish the job: catch command-line arguments in your 32-bit Python script, and then compile it into a <text:span text:style-name="Source_20_Text">.exe</text:span> using <text:span text:style-name="Strong_20_Emphasis">PyInstaller</text:span>.</text:p>
        <text:h text:style-name="Heading_20_3" text:outline-level="3">🧾 Step 1: Catch Arguments in Your Python Script</text:h>
        <text:p text:style-name="Text_20_body">Use the <text:span text:style-name="Source_20_Text">sys</text:span> module to grab arguments passed to your script:</text:p>
        <text:p text:style-name="Text_20_body">python</text:p>
        <text:p text:style-name="Preformatted_20_Text"><text:span text:style-name="Source_20_Text"># module.py</text:span></text:p>
        <text:p text:style-name="Preformatted_20_Text"><text:span text:style-name="Source_20_Text">import sys</text:span></text:p>
        <text:p text:style-name="Preformatted_20_Text"><text:span text:style-name="Source_20_Text">import csv</text:span></text:p>
        <text:p text:style-name="Preformatted_20_Text"/>
        <text:p text:style-name="Preformatted_20_Text"><text:span text:style-name="Source_20_Text">def main():</text:span></text:p>
        <text:p text:style-name="Preformatted_20_Text"><text:span text:style-name="Source_20_Text"><text:s text:c="4"/>if len(sys.argv) &lt; 2:</text:span></text:p>
        <text:p text:style-name="Preformatted_20_Text"><text:span text:style-name="Source_20_Text"><text:s text:c="8"/>print("Usage: module.py &lt;output_filename&gt;")</text:span></text:p>
        <text:p text:style-name="Preformatted_20_Text"><text:span text:style-name="Source_20_Text"><text:s text:c="8"/>return</text:span></text:p>
        <text:p text:style-name="Preformatted_20_Text"/>
        <text:p text:style-name="Preformatted_20_Text"><text:span text:style-name="Source_20_Text"><text:s text:c="4"/>output_file = sys.argv[1]</text:span></text:p>
        <text:p text:style-name="Preformatted_20_Text"><text:span text:style-name="Source_20_Text"><text:s text:c="4"/>data = [["Name", "Age"], ["Alice", 30], ["Bob", 25]]</text:span></text:p>
        <text:p text:style-name="Preformatted_20_Text"/>
        <text:p text:style-name="Preformatted_20_Text"><text:span text:style-name="Source_20_Text"><text:s text:c="4"/>with open(output_file, "w", newline='', encoding="utf-8") as f:</text:span></text:p>
        <text:p text:style-name="Preformatted_20_Text"><text:span text:style-name="Source_20_Text"><text:s text:c="8"/>writer = csv.writer(f)</text:span></text:p>
        <text:p text:style-name="Preformatted_20_Text"><text:span text:style-name="Source_20_Text"><text:s text:c="8"/>writer.writerows(data)</text:span></text:p>
        <text:p text:style-name="Preformatted_20_Text"/>
        <text:p text:style-name="Preformatted_20_Text"><text:span text:style-name="Source_20_Text"><text:s text:c="4"/>print(f"CSV file '{output_file}' created successfully.")</text:span></text:p>
        <text:p text:style-name="Preformatted_20_Text"/>
        <text:p text:style-name="Preformatted_20_Text"><text:span text:style-name="Source_20_Text">if __name__ == "__main__":</text:span></text:p>
        <text:p text:style-name="P1"><text:span text:style-name="Source_20_Text"><text:s text:c="4"/>main()</text:span></text:p>
        <text:p text:style-name="Text_20_body">You can run this from the command line like:</text:p>
        <text:p text:style-name="Text_20_body">bash</text:p>
        <text:p text:style-name="P1"><text:span text:style-name="Source_20_Text">python module.py output.csv</text:span></text:p>
        <text:h text:style-name="Heading_20_3" text:outline-level="3">🛠️ Step 2: Compile to <text:span text:style-name="Source_20_Text">.exe</text:span> with PyInstaller (32-bit)</text:h>
        <text:list xml:id="list3671859928" text:style-name="L2">
          <text:list-item>
            <text:p text:style-name="P3"><text:span text:style-name="Strong_20_Emphasis">Install 32-bit Python</text:span> (if you haven’t already).</text:p>
          </text:list-item>
          <text:list-item>
            <text:p text:style-name="P3">Open a terminal using the 32-bit Python environment.</text:p>
          </text:list-item>
          <text:list-item>
            <text:p text:style-name="P3">Install PyInstaller:</text:p>
          </text:list-item>
        </text:list>
        <text:p text:style-name="Text_20_body">bash</text:p>
        <text:p text:style-name="P1"><text:span text:style-name="Source_20_Text">pip install pyinstaller</text:span></text:p>
        <text:list xml:id="list105539713" text:style-name="L3">
          <text:list-item>
            <text:p text:style-name="P4">Compile your script:</text:p>
          </text:list-item>
        </text:list>
        <text:p text:style-name="Text_20_body">bash</text:p>
        <text:p text:style-name="P1"><text:span text:style-name="Source_20_Text">pyinstaller --onefile module.py</text:span></text:p>
        <text:p text:style-name="Text_20_body">This creates a standalone <text:span text:style-name="Source_20_Text">.exe</text:span> in the <text:span text:style-name="Source_20_Text">dist</text:span> folder. You can now call it like:</text:p>
        <text:p text:style-name="Text_20_body">bash</text:p>
        <text:p text:style-name="P1"><text:span text:style-name="Source_20_Text">module.exe output.csv</text:span></text:p>
        <text:h text:style-name="Heading_20_3" text:outline-level="3"><text:soft-page-break/>🧠 Bonus Tips</text:h>
        <text:list xml:id="list308364465" text:style-name="L4">
          <text:list-item>
            <text:p text:style-name="P5">You can pass multiple arguments: <text:span text:style-name="Source_20_Text">sys.argv[1]</text:span>, <text:span text:style-name="Source_20_Text">sys.argv[2]</text:span>, etc.</text:p>
          </text:list-item>
          <text:list-item>
            <text:p text:style-name="P5">For more robust parsing, use <text:span text:style-name="Source_20_Text">argparse</text:span> instead of <text:span text:style-name="Source_20_Text">sys.argv</text:span>.</text:p>
          </text:list-item>
          <text:list-item>
            <text:p text:style-name="P5">To ensure it's compiled as 32-bit, run PyInstaller from the 32-bit Python interpreter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3T15:03:15.518000000</meta:creation-date>
    <dc:date>2025-09-13T15:06:02.641000000</dc:date>
    <meta:editing-duration>PT2M50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76" meta:word-count="407" meta:character-count="2632" meta:non-whitespace-character-count="2206"/>
  </office:meta>
</office:document-meta>
</file>